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foreFilterClassLevelTest_private.writeBefor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foreFilterClassLevelTest_private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